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lta:</text:p>
      <text:p text:style-name="Standard"/>
      <text:p text:style-name="Standard">Login:</text:p>
      <text:p text:style-name="Standard"><text:tab/>mostrar bein mensaje de error</text:p>
      <text:p text:style-name="Standard"><text:tab/>validar email</text:p>
      <text:p text:style-name="P1">Lista de items por grupo</text:p>
      <text:p text:style-name="P1"><text:tab/>Destacar los items mas votados por el gru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marquez </meta:initial-creator>
    <meta:creation-date>2012-07-02T02:42:11</meta:creation-date>
    <dc:date>2012-07-02T02:49:21</dc:date>
    <dc:creator>lmarquez </dc:creator>
    <meta:editing-duration>P0D</meta:editing-duration>
    <meta:editing-cycles>1</meta:editing-cycles>
    <meta:document-statistic meta:table-count="0" meta:image-count="0" meta:object-count="0" meta:page-count="1" meta:paragraph-count="6" meta:word-count="22" meta:character-count="124" meta:non-whitespace-character-count="105"/>
    <meta:generator>LibreOffice/3.5$Linux_x86 LibreOffice_project/350m1$Build-2</meta:generator>
  </office:meta>
</office:document-meta>
</file>